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6670ad" officeooo:paragraph-rsid="006670ad" style:font-style-asian="italic" style:font-style-complex="italic"/>
    </style:style>
    <style:style style:name="P5" style:family="paragraph" style:parent-style-name="Text_20_body">
      <style:paragraph-properties fo:padding="0.049cm" fo:border="0.06pt solid #d9d9e3"/>
    </style:style>
    <style:style style:name="T1" style:family="text">
      <style:text-properties loext:padding="0.049cm" loext:border="0.06pt solid #d9d9e3"/>
    </style:style>
    <style:style style:name="T2" style:family="text">
      <style:text-properties officeooo:rsid="006b4da2"/>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 ¿Qué significa la sigla "LVM" en el contexto de sistemas Linux?</text:p>
      <text:p text:style-name="P2"><text:span text:style-name="Strong_20_Emphasis"><text:span text:style-name="T1">Respuesta 1:</text:span></text:span> LVM significa "Logical Volume Manager" (Administrador de Volúmenes Lógicos) y es una tecnología que permite gestionar de manera flexible el almacenamiento en disco.</text:p>
      <text:p text:style-name="P2"><text:span text:style-name="Strong_20_Emphasis"><text:span text:style-name="T1">Pregunta 2:</text:span></text:span> ¿Cuál es el propósito principal de LVM?</text:p>
      <text:p text:style-name="P2"><text:span text:style-name="Strong_20_Emphasis"><text:span text:style-name="T1">Respuesta 2:</text:span></text:span> El propósito principal de LVM es permitir la creación de volúmenes lógicos que pueden abarcar varios discos físicos, lo que proporciona flexibilidad y administración avanzada del almacenamiento.</text:p>
      <text:p text:style-name="P2"><text:span text:style-name="Strong_20_Emphasis"><text:span text:style-name="T1">Pregunta 3:</text:span></text:span> ¿Cuál es el componente fundamental de LVM que representa una partición o disco físico?</text:p>
      <text:p text:style-name="P2"><text:span text:style-name="Strong_20_Emphasis"><text:span text:style-name="T1">Respuesta 3:</text:span></text:span> El componente fundamental de LVM que representa una partición o disco físico se llama "Physical Volume" (PV).</text:p>
      <text:p text:style-name="P2"><text:span text:style-name="Strong_20_Emphasis"><text:span text:style-name="T1">Pregunta 4:</text:span></text:span> ¿Qué es un "Volume Group" (Grupo de Volúmenes) en LVM?</text:p>
      <text:p text:style-name="P2"><text:span text:style-name="Strong_20_Emphasis"><text:span text:style-name="T1">Respuesta 4:</text:span></text:span> Un "Volume Group" (VG) es una colección de uno o más Physical Volumes (PV) que se combinan para crear un único espacio de almacenamiento lógico.</text:p>
      <text:p text:style-name="P2"><text:span text:style-name="Strong_20_Emphasis"><text:span text:style-name="T1">Pregunta 5:</text:span></text:span> ¿Cuál es el propósito de un "Logical Volume" (LV) en LVM?</text:p>
      <text:p text:style-name="P2"><text:span text:style-name="Strong_20_Emphasis"><text:span text:style-name="T1">Respuesta 5:</text:span></text:span> Un Logical Volume (LV) es un segmento lógico dentro de un Volume Group (VG) que se utiliza como si fuera una partición de disco independiente.</text:p>
      <text:p text:style-name="P2"><text:span text:style-name="Strong_20_Emphasis"><text:span text:style-name="T1">Pregunta 6:</text:span></text:span> ¿Cómo se puede redimensionar un Logical Volume en LVM?</text:p>
      <text:p text:style-name="P2"><text:span text:style-name="Strong_20_Emphasis"><text:span text:style-name="T1">Respuesta 6:</text:span></text:span> Un Logical Volume se puede redimensionar utilizando el comando <text:span text:style-name="Source_20_Text"><text:span text:style-name="T1">lvresize</text:span></text:span>. Por ejemplo, <text:span text:style-name="Source_20_Text"><text:span text:style-name="T1">lvresize -L +2G /dev/mapper/vg_nombre-lv_nombre</text:span></text:span> aumenta el tamaño en 2 gigabytes.</text:p>
      <text:p text:style-name="P2"><text:span text:style-name="Strong_20_Emphasis"><text:span text:style-name="T1">Pregunta 7:</text:span></text:span> ¿Cuál es el comando para crear un nuevo Volume Group en LVM?</text:p>
      <text:p text:style-name="P2"><text:span text:style-name="Strong_20_Emphasis"><text:span text:style-name="T1">Respuesta 7:</text:span></text:span> El comando para crear un nuevo Volume Group en LVM es <text:span text:style-name="Source_20_Text"><text:span text:style-name="T1">vgcreate</text:span></text:span>. Por ejemplo, <text:span text:style-name="Source_20_Text"><text:span text:style-name="T1">vgcreate vg_nombre /dev/sdX</text:span></text:span> crea un nuevo Volume Group llamado "vg_nombre" utilizando el disco "/dev/sdX".</text:p>
      <text:p text:style-name="P2"><text:span text:style-name="Strong_20_Emphasis"><text:span text:style-name="T1">Pregunta 8:</text:span></text:span> ¿Qué comando se utiliza para crear un nuevo Logical Volume en LVM?</text:p>
      <text:p text:style-name="P2"><text:span text:style-name="Strong_20_Emphasis"><text:span text:style-name="T1">Respuesta 8:</text:span></text:span> El comando para crear un nuevo Logical Volume en LVM es <text:span text:style-name="Source_20_Text"><text:span text:style-name="T1">lvcreate</text:span></text:span>. Por ejemplo, <text:span text:style-name="Source_20_Text"><text:span text:style-name="T1">lvcreate -L 10G -n lv_nombre vg_nombre</text:span></text:span> crea un Logical Volume llamado "lv_nombre" de 10 gigabytes en el Volume Group "vg_nombre".</text:p>
      <text:p text:style-name="P2"><text:span text:style-name="Strong_20_Emphasis"><text:span text:style-name="T1">Pregunta 9:</text:span></text:span> ¿Cómo se puede extender un Volume Group en LVM?</text:p>
      <text:p text:style-name="P2"><text:soft-page-break/><text:span text:style-name="Strong_20_Emphasis"><text:span text:style-name="T1">Respuesta 9:</text:span></text:span> Un Volume Group se puede extender agregando más Physical Volumes (PV) utilizando el comando <text:span text:style-name="Source_20_Text"><text:span text:style-name="T1">vgextend</text:span></text:span>. Por ejemplo, <text:span text:style-name="Source_20_Text"><text:span text:style-name="T1">vgextend vg_nombre /dev/sdY</text:span></text:span> extiende el Volume Group "vg_nombre" con el disco "/dev/sdY".</text:p>
      <text:p text:style-name="P2"><text:span text:style-name="Strong_20_Emphasis"><text:span text:style-name="T1">Pregunta 10:</text:span></text:span> ¿Qué comandos se utilizan para mostrar información detallada sobre los volúmenes lógicos en LVM?</text:p>
      <text:p text:style-name="P2"><text:span text:style-name="Strong_20_Emphasis"><text:span text:style-name="T1">Respuesta 10:</text:span></text:span> Los comandos <text:span text:style-name="Source_20_Text"><text:span text:style-name="T1">lvdisplay</text:span></text:span> y <text:span text:style-name="Source_20_Text"><text:span text:style-name="T1">lvs</text:span></text:span> se utilizan para mostrar información detallada sobre los volúmenes lógicos en LVM.</text:p>
      <text:p text:style-name="P2"><text:span text:style-name="Strong_20_Emphasis"><text:span text:style-name="T1">Pregunta 11:</text:span></text:span> ¿Cómo se puede reducir el tamaño de un Logical Volume en LVM?</text:p>
      <text:p text:style-name="P2"><text:span text:style-name="Strong_20_Emphasis"><text:span text:style-name="T1">Respuesta 11:</text:span></text:span> El tamaño de un Logical Volume se puede reducir utilizando el comando <text:span text:style-name="Source_20_Text"><text:span text:style-name="T1">lvreduce</text:span></text:span>. Por ejemplo, <text:span text:style-name="Source_20_Text"><text:span text:style-name="T1">lvreduce -L -2G /dev/mapper/vg_nombre-lv_nombre</text:span></text:span> reduce el tamaño en 2 gigabytes.</text:p>
      <text:p text:style-name="P2"><text:span text:style-name="Strong_20_Emphasis"><text:span text:style-name="T1">Pregunta 12:</text:span></text:span> ¿Cuál es la utilidad de un "Snapshot Volume" (Volumen de Instantánea) en LVM?</text:p>
      <text:p text:style-name="P2"><text:span text:style-name="Strong_20_Emphasis"><text:span text:style-name="T1">Respuesta 12:</text:span></text:span> Un Snapshot Volume es una copia instantánea de un Logical Volume que permite realizar copias de seguridad y recuperación de datos de manera eficiente.</text:p>
      <text:p text:style-name="P2"><text:span text:style-name="Strong_20_Emphasis"><text:span text:style-name="T1">Pregunta 13:</text:span></text:span> ¿Qué comando se utiliza para eliminar un Logical Volume en LVM?</text:p>
      <text:p text:style-name="P2"><text:span text:style-name="Strong_20_Emphasis"><text:span text:style-name="T1">Respuesta 13:</text:span></text:span> El comando para eliminar un Logical Volume en LVM es <text:span text:style-name="Source_20_Text"><text:span text:style-name="T1">lvremove</text:span></text:span>. Por ejemplo, <text:span text:style-name="Source_20_Text"><text:span text:style-name="T1">lvremove /dev/vg_nombre/lv_nombre</text:span></text:span> elimina el Logical Volume "lv_nombre" del Volume Group "vg_nombre".</text:p>
      <text:p text:style-name="P2"><text:span text:style-name="Strong_20_Emphasis"><text:span text:style-name="T1">Pregunta 14:</text:span></text:span> ¿Cómo se puede eliminar un Physical Volume de un Volume Group en LVM?</text:p>
      <text:p text:style-name="P2"><text:span text:style-name="Strong_20_Emphasis"><text:span text:style-name="T1">Respuesta 14:</text:span></text:span> Un Physical Volume se puede eliminar de un Volume Group utilizando el comando <text:span text:style-name="Source_20_Text"><text:span text:style-name="T1">vgreduce</text:span></text:span>. Por ejemplo, <text:span text:style-name="Source_20_Text"><text:span text:style-name="T1">vgreduce vg_nombre /dev/sdX</text:span></text:span> elimina el disco "/dev/sdX" del Volume Group "vg_nombre".</text:p>
      <text:p text:style-name="P2"><text:span text:style-name="Strong_20_Emphasis"><text:span text:style-name="T1">Pregunta 15:</text:span></text:span> ¿Cuál es la diferencia entre un "Thin Pool" (Grupo Delgado) y un "Thin Logical Volume" (Volumen Lógico Delgado) en LVM?</text:p>
      <text:p text:style-name="P2"><text:span text:style-name="Strong_20_Emphasis"><text:span text:style-name="T1">Respuesta 15:</text:span></text:span> Un Thin Pool es un conjunto de almacenamiento compartido para Thin Logical Volumes y permite un uso más eficiente del espacio en disco. Los Thin Logical Volumes son volúmenes que asignan espacio de almacenamiento de manera dinámica a medida que se necesita.</text:p>
      <text:p text:style-name="P2"><text:span text:style-name="Strong_20_Emphasis"><text:span text:style-name="T1">Pregunta 16:</text:span></text:span> ¿Qué es el "thin provisioning" en LVM y cuál es su ventaja?</text:p>
      <text:p text:style-name="P2"><text:span text:style-name="Strong_20_Emphasis"><text:span text:style-name="T1">Respuesta 16:</text:span></text:span> El "thin provisioning" es una técnica que permite asignar más espacio del disponible físicamente y asignar el espacio real solo cuando es necesario. La ventaja es una gestión más eficiente del espacio en disco.</text:p>
      <text:p text:style-name="P2"><text:soft-page-break/><text:span text:style-name="Strong_20_Emphasis"><text:span text:style-name="T1">Pregunta 17:</text:span></text:span> ¿Cómo se puede crear un Thin Pool en LVM?</text:p>
      <text:p text:style-name="P2"><text:span text:style-name="Strong_20_Emphasis"><text:span text:style-name="T1">Respuesta 17:</text:span></text:span> Un Thin Pool se puede crear utilizando el comando <text:span text:style-name="Source_20_Text"><text:span text:style-name="T1">lvcreate</text:span></text:span> con la opción "--thinpool". Por ejemplo, <text:span text:style-name="Source_20_Text"><text:span text:style-name="T1">lvcreate --thinpool tpool --size 100G vg_nombre</text:span></text:span> crea un Thin Pool llamado "tpool" en el Volume Group "vg_nombre" con un tamaño de 100 gigabytes.</text:p>
      <text:p text:style-name="P2"><text:span text:style-name="Strong_20_Emphasis"><text:span text:style-name="T1">Pregunta 18:</text:span></text:span> ¿Cuál es la utilidad de un "Thin Provisioned Logical Volume" (Volumen Lógico de Asignación Delgada) en LVM?</text:p>
      <text:p text:style-name="P2"><text:span text:style-name="Strong_20_Emphasis"><text:span text:style-name="T1">Respuesta 18:</text:span></text:span> Un Thin Provisioned Logical Volume es un tipo de Logical Volume que permite asignar más espacio de almacenamiento de lo que está físicamente disponible, lo que ahorra espacio en disco hasta que se necesita.</text:p>
      <text:p text:style-name="P2"><text:span text:style-name="Strong_20_Emphasis"><text:span text:style-name="T1">Pregunta 19:</text:span></text:span> ¿Qué comandos se utilizan para mostrar información sobre los Thin Pools y Thin Provisioned Logical Volumes en LVM?</text:p>
      <text:p text:style-name="P2"><text:span text:style-name="Strong_20_Emphasis"><text:span text:style-name="T1">Respuesta 19:</text:span></text:span> Los comandos <text:span text:style-name="Source_20_Text"><text:span text:style-name="T1">lvdisplay</text:span></text:span>, <text:span text:style-name="Source_20_Text"><text:span text:style-name="T1">lvs</text:span></text:span>, y <text:span text:style-name="Source_20_Text"><text:span text:style-name="T1">lvscan</text:span></text:span> se utilizan para mostrar información sobre los Thin Pools y Thin Provisioned Logical Volumes en LVM.</text:p>
      <text:p text:style-name="P2"><text:span text:style-name="Strong_20_Emphasis"><text:span text:style-name="T1">Pregunta 20:</text:span></text:span> ¿Cuál es el propósito de la opción "--name" en el comando <text:span text:style-name="Source_20_Text"><text:span text:style-name="T1">lvcreate</text:span></text:span>?</text:p>
      <text:p text:style-name="P2"><text:span text:style-name="Strong_20_Emphasis"><text:span text:style-name="T1">Respuesta 20:</text:span></text:span> La opción "--name" en el comando <text:span text:style-name="Source_20_Text"><text:span text:style-name="T1">lvcreate</text:span></text:span> se utiliza para especificar un nombre para el Logical Volume que se está creando. Por ejemplo, <text:span text:style-name="Source_20_Text"><text:span text:style-name="T1">lvcreate --name lv_nombre vg_nombre</text:span></text:span> establece el nombre del Logical Volume como "lv_nombre" en el Volume Group "vg_nombre".</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6670ad" officeooo:paragraph-rsid="006670ad"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2"><draw:image xlink:href="Pictures/10000001000001360000004A30263C5DB1AE7E44.png" xlink:type="simple" xlink:show="embed" xlink:actuate="onLoad" draw:mime-type="image/png"/></draw:frame>Administración avanzada de dispositivos de almacenamiento </text:p>
        <text:p text:style-name="MP2">Gestión de volúmenes lógicos <text:s text:c="3"/></text:p>
      </style:header>
      <style:footer>
        <text:p text:style-name="MP3"><text:page-number text:select-page="current">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1:34:36.261967202</dc:date>
    <meta:editing-duration>PT4H27M12S</meta:editing-duration>
    <meta:editing-cycles>94</meta:editing-cycles>
    <meta:generator>LibreOffice/7.4.1.2$Linux_X86_64 LibreOffice_project/3c58a8f3a960df8bc8fd77b461821e42c061c5f0</meta:generator>
    <meta:document-statistic meta:table-count="0" meta:image-count="1" meta:object-count="0" meta:page-count="3" meta:paragraph-count="43" meta:word-count="901" meta:character-count="5639" meta:non-whitespace-character-count="4782"/>
  </office:meta>
</office:document-meta>
</file>